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3.401cm" style:rel-column-width="13107*"/>
    </style:style>
    <style:style style:name="Tableau1.1" style:family="table-row">
      <style:table-row-properties fo:background-color="#b2b2b2">
        <style:background-image/>
      </style:table-row-properties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" fo:font-size="13pt" style:font-size-asian="13pt" style:font-size-complex="13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FreeSans" fo:font-size="13pt" fo:letter-spacing="normal" fo:font-style="normal" fo:font-weight="normal" style:font-size-asian="13pt" style:font-size-complex="13pt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FreeSans" fo:font-size="13pt" fo:letter-spacing="normal" fo:font-style="normal" fo:font-weight="normal" officeooo:paragraph-rsid="0009e620" style:font-size-asian="13pt" style:font-size-complex="13pt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officeooo:rsid="0009e6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1">Appareil</text:p>
          </table:table-cell>
          <table:table-cell table:style-name="Tableau1.A1" office:value-type="string">
            <text:p text:style-name="P1">Interface</text:p>
          </table:table-cell>
          <table:table-cell table:style-name="Tableau1.A1" office:value-type="string">
            <text:p text:style-name="P1">Adresse IP</text:p>
          </table:table-cell>
          <table:table-cell table:style-name="Tableau1.A1" office:value-type="string">
            <text:p text:style-name="P1">Masque de</text:p>
            <text:p text:style-name="P1">sous-réseau</text:p>
          </table:table-cell>
          <table:table-cell table:style-name="Tableau1.E1" office:value-type="string">
            <text:p text:style-name="P1">Passerelle par</text:p>
            <text:p text:style-name="P1">défaut</text:p>
          </table:table-cell>
        </table:table-row>
        <table:table-row table:style-name="TableLine94669684744160">
          <table:table-cell table:style-name="Tableau1.A3" table:number-rows-spanned="2" office:value-type="string">
            <text:p text:style-name="P3">RTA</text:p>
          </table:table-cell>
          <table:table-cell table:style-name="Tableau1.D9" office:value-type="string">
            <text:p text:style-name="P3">G0/0</text:p>
          </table:table-cell>
          <table:table-cell table:style-name="Tableau1.D9" office:value-type="string">
            <text:p text:style-name="P3">10.10.10.1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3">N/A</text:p>
          </table:table-cell>
        </table:table-row>
        <table:table-row table:style-name="TableLine94669684744160">
          <table:covered-table-cell/>
          <table:table-cell table:style-name="Tableau1.D9" office:value-type="string">
            <text:p text:style-name="P3">G0/<text:span text:style-name="T1">1</text:span></text:p>
          </table:table-cell>
          <table:table-cell table:style-name="Tableau1.D9" office:value-type="string">
            <text:p text:style-name="P3">10.10.1<text:span text:style-name="T1">1</text:span>.1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3">N/A</text:p>
          </table:table-cell>
        </table:table-row>
        <table:table-row table:style-name="TableLine94669684744160">
          <table:table-cell table:style-name="Tableau1.D9" office:value-type="string">
            <text:p text:style-name="P3">ASw-1</text:p>
          </table:table-cell>
          <table:table-cell table:style-name="Tableau1.D9" office:value-type="string">
            <text:p text:style-name="P3">VLAN 1</text:p>
          </table:table-cell>
          <table:table-cell table:style-name="Tableau1.D9" office:value-type="string">
            <text:p text:style-name="P3">10.10.10.100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2"/>
          </table:table-cell>
        </table:table-row>
        <table:table-row table:style-name="TableLine94669684744160">
          <table:table-cell table:style-name="Tableau1.D9" office:value-type="string">
            <text:p text:style-name="P3">ASw-<text:span text:style-name="T1">2</text:span></text:p>
          </table:table-cell>
          <table:table-cell table:style-name="Tableau1.D9" office:value-type="string">
            <text:p text:style-name="P3">VLAN 1</text:p>
          </table:table-cell>
          <table:table-cell table:style-name="Tableau1.D9" office:value-type="string">
            <text:p text:style-name="P3">10.10.1<text:span text:style-name="T1">1</text:span>.100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2"/>
          </table:table-cell>
        </table:table-row>
        <table:table-row table:style-name="TableLine94669684744160">
          <table:table-cell table:style-name="Tableau1.D9" office:value-type="string">
            <text:p text:style-name="P3">User-01</text:p>
          </table:table-cell>
          <table:table-cell table:style-name="Tableau1.D9" office:value-type="string">
            <text:p text:style-name="P3">Carte réseau</text:p>
          </table:table-cell>
          <table:table-cell table:style-name="Tableau1.D9" office:value-type="string">
            <text:p text:style-name="P3">10.10.10.10<text:span text:style-name="T1">1</text:span>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4">10.10.10.1</text:p>
          </table:table-cell>
        </table:table-row>
        <table:table-row table:style-name="TableLine94669684744160">
          <table:table-cell table:style-name="Tableau1.D9" office:value-type="string">
            <text:p text:style-name="P3">User-0<text:span text:style-name="T1">2</text:span></text:p>
          </table:table-cell>
          <table:table-cell table:style-name="Tableau1.D9" office:value-type="string">
            <text:p text:style-name="P3">Carte réseau</text:p>
          </table:table-cell>
          <table:table-cell table:style-name="Tableau1.D9" office:value-type="string">
            <text:p text:style-name="P3">10.10.10.10<text:span text:style-name="T1">2</text:span>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4">10.10.10.1</text:p>
          </table:table-cell>
        </table:table-row>
        <table:table-row table:style-name="TableLine94669684744160">
          <table:table-cell table:style-name="Tableau1.D9" office:value-type="string">
            <text:p text:style-name="P3">User-0<text:span text:style-name="T1">3</text:span></text:p>
          </table:table-cell>
          <table:table-cell table:style-name="Tableau1.D9" office:value-type="string">
            <text:p text:style-name="P3">Carte réseau</text:p>
          </table:table-cell>
          <table:table-cell table:style-name="Tableau1.D9" office:value-type="string">
            <text:p text:style-name="P3">10.10.1<text:span text:style-name="T1">1</text:span>.10<text:span text:style-name="T1">1</text:span>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4">10.10.1<text:span text:style-name="T1">1</text:span>.1</text:p>
          </table:table-cell>
        </table:table-row>
        <table:table-row table:style-name="TableLine94669684744160">
          <table:table-cell table:style-name="Tableau1.D9" office:value-type="string">
            <text:p text:style-name="P3">User-0<text:span text:style-name="T1">4</text:span></text:p>
          </table:table-cell>
          <table:table-cell table:style-name="Tableau1.D9" office:value-type="string">
            <text:p text:style-name="P3">Carte réseau</text:p>
          </table:table-cell>
          <table:table-cell table:style-name="Tableau1.D9" office:value-type="string">
            <text:p text:style-name="P3">10.10.1<text:span text:style-name="T1">1</text:span>.10<text:span text:style-name="T1">2</text:span></text:p>
          </table:table-cell>
          <table:table-cell table:style-name="Tableau1.D9" office:value-type="string">
            <text:p text:style-name="P3">255.255.255.0</text:p>
          </table:table-cell>
          <table:table-cell table:style-name="Tableau1.E9" office:value-type="string">
            <text:p text:style-name="P4">10.10.1<text:span text:style-name="T1">1</text:span>.1</text:p>
          </table:table-cell>
        </table:table-row>
      </table:table>
      <text:p text:style-name="Standard"/>
      <text:p text:style-name="P6">Router&gt;en</text:p>
      <text:p text:style-name="P6">Router#conf t</text:p>
      <text:p text:style-name="P5">Enter configuration commands, one per line. End with CNTL/Z.</text:p>
      <text:p text:style-name="P6">Router(config)#hostname RTA</text:p>
      <text:p text:style-name="P6">RTA(config)#line console 0</text:p>
      <text:p text:style-name="P6">RTA(config-line)#password cisco</text:p>
      <text:p text:style-name="P6">RTA(config-line)#login</text:p>
      <text:p text:style-name="P6">RTA(config-line)#line vty 0 4</text:p>
      <text:p text:style-name="P6">RTA(config-line)#password cisco</text:p>
      <text:p text:style-name="P6">RTA(config-line)#login</text:p>
      <text:p text:style-name="P6">RTA(config-line)#exit</text:p>
      <text:p text:style-name="P6">RTA(config)#enable secret class</text:p>
      <text:p text:style-name="P6">RTA(config)#service password-encryption</text:p>
      <text:p text:style-name="P6">RTA(config)#banner motd "Authorized access only"</text:p>
      <text:p text:style-name="P6">RTA(config)#exit</text:p>
      <text:p text:style-name="P5">RTA#</text:p>
      <text:p text:style-name="P5">%SYS-5-CONFIG_I: Configured from console by console</text:p>
      <text:p text:style-name="Text_20_body"/>
      <text:p text:style-name="P5">RTA#</text:p>
      <text:p text:style-name="Standard"/>
      <text:p text:style-name="P5">RTA#conf t</text:p>
      <text:p text:style-name="P5">RTA(config)#interface gigabitEthernet 0/1</text:p>
      <text:p text:style-name="P5">RTA(config-if)#ip address 10.10.11.102 255.255.255.0</text:p>
      <text:p text:style-name="P5">RTA(config-if)#no shutdown</text:p>
      <text:p text:style-name="P5">RTA(config-if)#</text:p>
      <text:p text:style-name="P5">%LINK-5-CHANGED: Interface GigabitEthernet0/1, changed state to up</text:p>
      <text:p text:style-name="Text_20_body"/>
      <text:p text:style-name="P5">%LINEPROTO-5-UPDOWN: Line protocol on Interface GigabitEthernet0/1, changed state to up</text:p>
      <text:p text:style-name="Text_20_body"/>
      <text:p text:style-name="P5">RTA(config-if)#description LAN connection to ASw-2</text:p>
      <text:p text:style-name="P5">RTA(config-if)#end</text:p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12T09:53:22.108213122</meta:creation-date>
    <meta:generator>LibreOffice/7.0.6.2$Linux_X86_64 LibreOffice_project/00$Build-2</meta:generator>
    <dc:date>2021-11-12T10:55:21.009498522</dc:date>
    <meta:editing-duration>PT41M47S</meta:editing-duration>
    <meta:editing-cycles>3</meta:editing-cycles>
    <meta:document-statistic meta:table-count="1" meta:image-count="0" meta:object-count="0" meta:page-count="2" meta:paragraph-count="71" meta:word-count="135" meta:character-count="1267" meta:non-whitespace-character-count="1203"/>
  </office:meta>
</office:document-meta>
</file>